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90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ETERNALITY OF THE CREATOR (90:1-4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ETERNALITY OF THE CREATOR (90:1-4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His identity (90:1-3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His immortality (90:4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His immortality (90:4)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Yesterday (90:4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A few hours (90:4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ETERNALITY OF THE CREATOR (90:1-4)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His identity (90:1-3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His immortality (90:4)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PSALM 90<text:s text:c="1"/></text:span><text:span text:style-name="a487" text:class-names=""/></text:p>
          </draw:text-box>
          <svg:title/>
          <svg:desc/>
        </draw:frame>
        <draw:frame draw:id="id92" presentation:style-name="a499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THE ETERNALITY OF THE CREATOR (90:1-4)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THE MORTALITY OF THE CREATURE (90:5-17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draw:page draw:name="Slide6" draw:style-name="a500" draw:master-page-name="Master1-Layout1-title-Title-Slide" presentation:presentation-page-layout-name="Master1-PPL1" draw:id="Slide-261">
        <draw:frame draw:id="id93" presentation:style-name="a504" draw:name="Title 1" svg:x="1.38in" svg:y="0.83in" svg:width="10.3in" svg:height="4.42in" presentation:class="title" presentation:placeholder="false">
          <draw:text-box>
            <text:p text:style-name="a503" text:class-names="" text:cond-style-name=""><text:span text:style-name="a501" text:class-names="">THE MORTALITY OF THE CREATURE (90:5-17)<text:s text:c="1"/></text:span><text:span text:style-name="a502" text:class-names=""/></text:p>
          </draw:text-box>
          <svg:title/>
          <svg:desc/>
        </draw:frame>
        <draw:frame draw:id="id94" presentation:style-name="a509" draw:name="Subtitle 2" svg:x="1.38in" svg:y="5.25in" svg:width="10.3in" svg:height="1.85in" presentation:class="subtitle" presentation:placeholder="false">
          <draw:text-box>
            <text:p text:style-name="a506" text:class-names="" text:cond-style-name=""><text:span text:style-name="a505" text:class-names=""><text:s text:c="1"/>The problems (90:5-11)<text:s text:c="1"/></text:span></text:p>
            <text:p text:style-name="a508" text:class-names="" text:cond-style-name=""><text:span text:style-name="a507" text:class-names=""/></text:p>
          </draw:text-box>
          <svg:title/>
          <svg:desc/>
        </draw:frame>
      </draw:page>
      <draw:page draw:name="Slide7" draw:style-name="a510" draw:master-page-name="Master1-Layout1-title-Title-Slide" presentation:presentation-page-layout-name="Master1-PPL1" draw:id="Slide-262">
        <draw:frame draw:id="id95" presentation:style-name="a514" draw:name="Title 1" svg:x="1.38in" svg:y="0.83in" svg:width="10.3in" svg:height="4.42in" presentation:class="title" presentation:placeholder="false">
          <draw:text-box>
            <text:p text:style-name="a513" text:class-names="" text:cond-style-name=""><text:span text:style-name="a511" text:class-names=""><text:s text:c="1"/>The problems (90:5-11)<text:s text:c="1"/></text:span><text:span text:style-name="a512" text:class-names=""/></text:p>
          </draw:text-box>
          <svg:title/>
          <svg:desc/>
        </draw:frame>
        <draw:frame draw:id="id96" presentation:style-name="a519" draw:name="Subtitle 2" svg:x="1.38in" svg:y="5.25in" svg:width="10.3in" svg:height="1.85in" presentation:class="subtitle" presentation:placeholder="false">
          <draw:text-box>
            <text:p text:style-name="a516" text:class-names="" text:cond-style-name=""><text:span text:style-name="a515" text:class-names=""><text:s text:c="1"/>The shortness (90:5-6, 10)<text:s text:c="1"/></text:span></text:p>
            <text:p text:style-name="a518" text:class-names="" text:cond-style-name=""><text:span text:style-name="a517" text:class-names=""/></text:p>
          </draw:text-box>
          <svg:title/>
          <svg:desc/>
        </draw:frame>
      </draw:page>
      <draw:page draw:name="Slide8" draw:style-name="a520" draw:master-page-name="Master1-Layout12-tx-Title-and-Text" presentation:presentation-page-layout-name="Master1-PPL12" draw:id="Slide-263">
        <draw:frame draw:id="id97" presentation:style-name="a524" draw:name="Title 1" svg:x="1.38in" svg:y="0.4in" svg:width="10.6in" svg:height="1.44965in" presentation:class="title" presentation:placeholder="false">
          <draw:text-box>
            <text:p text:style-name="a523" text:class-names="" text:cond-style-name=""><text:span text:style-name="a521" text:class-names=""><text:s text:c="1"/>The shortness (90:5-6, 10)<text:s text:c="1"/></text:span><text:span text:style-name="a522" text:class-names=""/></text:p>
          </draw:text-box>
          <svg:title/>
          <svg:desc/>
        </draw:frame>
        <draw:frame draw:id="id98" presentation:style-name="a534" draw:name="Text Placeholder 2" svg:x="1.38in" svg:y="2in" svg:width="9.4in" svg:height="4.75868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25" text:class-names=""><text:s text:c="1"/>The comparison (90:5-6):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The count (90:10):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</draw:text-box>
          <svg:title/>
          <svg:desc/>
        </draw:frame>
      </draw:page>
      <draw:page draw:name="Slide9" draw:style-name="a535" draw:master-page-name="Master1-Layout12-tx-Title-and-Text" presentation:presentation-page-layout-name="Master1-PPL12" draw:id="Slide-264">
        <draw:frame draw:id="id99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<text:s text:c="1"/>The problems (90:5-11)<text:s text:c="1"/></text:span><text:span text:style-name="a537" text:class-names=""/></text:p>
          </draw:text-box>
          <svg:title/>
          <svg:desc/>
        </draw:frame>
        <draw:frame draw:id="id100" presentation:style-name="a552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<text:s text:c="1"/>The shortness (90:5-6, 10)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The sinfulness (90:7-8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The sorrow (90:9-11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</draw:page>
      <draw:page draw:name="Slide10" draw:style-name="a553" draw:master-page-name="Master1-Layout12-tx-Title-and-Text" presentation:presentation-page-layout-name="Master1-PPL12" draw:id="Slide-265">
        <draw:frame draw:id="id101" presentation:style-name="a557" draw:name="Title 1" svg:x="1.38in" svg:y="0.4in" svg:width="10.6in" svg:height="1.44965in" presentation:class="title" presentation:placeholder="false">
          <draw:text-box>
            <text:p text:style-name="a556" text:class-names="" text:cond-style-name=""><text:span text:style-name="a554" text:class-names="">THE MORTALITY OF THE CREATURE (90:5-17)<text:s text:c="1"/></text:span><text:span text:style-name="a555" text:class-names=""/></text:p>
          </draw:text-box>
          <svg:title/>
          <svg:desc/>
        </draw:frame>
        <draw:frame draw:id="id102" presentation:style-name="a567" draw:name="Text Placeholder 2" svg:x="1.38in" svg:y="2in" svg:width="9.4in" svg:height="4.75868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8" text:class-names=""><text:s text:c="1"/>The problems (90:5-11)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The fourfold petition (90:12-17)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/></text:p>
              </text:list-item>
            </text:list>
          </draw:text-box>
          <svg:title/>
          <svg:desc/>
        </draw:frame>
      </draw:page>
      <draw:page draw:name="Slide11" draw:style-name="a568" draw:master-page-name="Master1-Layout12-tx-Title-and-Text" presentation:presentation-page-layout-name="Master1-PPL12" draw:id="Slide-266">
        <draw:frame draw:id="id103" presentation:style-name="a572" draw:name="Title 1" svg:x="1.38in" svg:y="0.4in" svg:width="10.6in" svg:height="1.44965in" presentation:class="title" presentation:placeholder="false">
          <draw:text-box>
            <text:p text:style-name="a571" text:class-names="" text:cond-style-name=""><text:span text:style-name="a569" text:class-names=""><text:s text:c="1"/>The fourfold petition (90:12-17)<text:s text:c="1"/></text:span><text:span text:style-name="a570" text:class-names=""/></text:p>
          </draw:text-box>
          <svg:title/>
          <svg:desc/>
        </draw:frame>
        <draw:frame draw:id="id104" presentation:style-name="a588" draw:name="Text Placeholder 2" svg:x="1.38in" svg:y="2in" svg:width="9.4in" svg:height="4.75868in" presentation:class="outline" presentation:placeholder="false">
          <draw:text-box>
            <text:list text:style-name="a575">
              <text:list-item>
                <text:p text:style-name="a574" text:class-names="" text:cond-style-name=""><text:span text:style-name="a573" text:class-names=""><text:s text:c="1"/>Teach us (90:12):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<text:s text:c="1"/>Satisfy us (90:13-16):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<text:s text:c="1"/>Sanctify our children (90:16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Make us successful (90:17):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/></text:p>
              </text:list-item>
            </text:list>
          </draw:text-box>
          <svg:title/>
          <svg:desc/>
        </draw:frame>
      </draw:page>
      <draw:page draw:name="Slide12" draw:style-name="a589" draw:master-page-name="Master1-Layout12-tx-Title-and-Text" presentation:presentation-page-layout-name="Master1-PPL12" draw:id="Slide-267">
        <draw:frame draw:id="id105" presentation:style-name="a593" draw:name="Title 1" svg:x="1.38in" svg:y="0.4in" svg:width="10.6in" svg:height="1.44965in" presentation:class="title" presentation:placeholder="false">
          <draw:text-box>
            <text:p text:style-name="a592" text:class-names="" text:cond-style-name=""><text:span text:style-name="a590" text:class-names="">THE MORTALITY OF THE CREATURE (90:5-17)<text:s text:c="1"/></text:span><text:span text:style-name="a591" text:class-names=""/></text:p>
          </draw:text-box>
          <svg:title/>
          <svg:desc/>
        </draw:frame>
        <draw:frame draw:id="id106" presentation:style-name="a603" draw:name="Text Placeholder 2" svg:x="1.38in" svg:y="2in" svg:width="9.4in" svg:height="4.75868in" presentation:class="outline" presentation:placeholder="false">
          <draw:text-box>
            <text:list text:style-name="a596">
              <text:list-item>
                <text:p text:style-name="a595" text:class-names="" text:cond-style-name=""><text:span text:style-name="a594" text:class-names=""><text:s text:c="1"/>The problems (90:5-11)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<text:s text:c="1"/>The fourfold petition (90:12-17)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/></text:p>
              </text:list-item>
            </text:list>
          </draw:text-box>
          <svg:title/>
          <svg:desc/>
        </draw:frame>
      </draw:page>
      <draw:page draw:name="Slide13" draw:style-name="a604" draw:master-page-name="Master1-Layout12-tx-Title-and-Text" presentation:presentation-page-layout-name="Master1-PPL12" draw:id="Slide-268">
        <draw:frame draw:id="id107" presentation:style-name="a608" draw:name="Title 1" svg:x="1.38in" svg:y="0.4in" svg:width="10.6in" svg:height="1.44965in" presentation:class="title" presentation:placeholder="false">
          <draw:text-box>
            <text:p text:style-name="a607" text:class-names="" text:cond-style-name=""><text:span text:style-name="a605" text:class-names="">PSALM 90<text:s text:c="1"/></text:span><text:span text:style-name="a606" text:class-names=""/></text:p>
          </draw:text-box>
          <svg:title/>
          <svg:desc/>
        </draw:frame>
        <draw:frame draw:id="id108" presentation:style-name="a618" draw:name="Text Placeholder 2" svg:x="1.38in" svg:y="2in" svg:width="9.4in" svg:height="4.75868in" presentation:class="outline" presentation:placeholder="false">
          <draw:text-box>
            <text:list text:style-name="a611">
              <text:list-item>
                <text:p text:style-name="a610" text:class-names="" text:cond-style-name=""><text:span text:style-name="a609" text:class-names="">THE ETERNALITY OF THE CREATOR (90:1-4)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THE MORTALITY OF THE CREATURE (90:5-17)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90 </dc:title>
    <meta:initial-creator>David STRICKLAND</meta:initial-creator>
    <dc:creator>David STRICKLAND</dc:creator>
    <meta:creation-date>2020-02-23T23:20:10Z</meta:creation-date>
    <dc:date>2020-02-23T23:20:10Z</dc:date>
    <meta:template xlink:href="BibleStudy" xlink:type="simple"/>
    <meta:editing-cycles>1</meta:editing-cycles>
    <meta:editing-duration>PT0S</meta:editing-duration>
    <meta:document-statistic meta:paragraph-count="39" meta:word-count="253"/>
  </office:meta>
</office:document-meta>
</file>